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S 4444 Parallel Computing – Spring 2016</text:p>
      <text:p text:style-name="P3">Homework 0</text:p>
      <text:p text:style-name="P4">Himanshu Ojha</text:p>
      <text:p text:style-name="P5"/>
      <text:p text:style-name="Standard"><text:span text:style-name="T6">Problem Description</text:span>:</text:p>
      <text:p text:style-name="Standard"><text:tab/>The goal of this assignment was to run a simple SLURM job that echoed the hostname on which the job ran and performed a grep on a file.</text:p>
      <text:p text:style-name="Standard"/>
      <text:p text:style-name="Standard"><text:span text:style-name="T7">Approach</text:span>:</text:p>
      <text:p text:style-name="Standard"><text:tab/>I copied the matlab sample SLURM file and changed the partition to training and the account to parallelcomputing. I was able to use the queues command to determine which partition and account I was able to use. <text:s/>The command I used to display the hostname was /bin/hostname. I used a grep &lt;text_to_search&gt; &lt;file_name&gt; to properly grep the records.txt file for LYNN GRAMBO.</text:p>
      <text:p text:style-name="Standard"/>
      <text:p text:style-name="Standard"><text:span text:style-name="T8">Results</text:span>:</text:p>
      <text:p text:style-name="Standard">The output_filename file revealed that the hostname was udc-ba30-33 and that there was in fact a LYNN GRAMBO in the records.txt file. The entire line containing LYNN GRAMBO was displayed in the output_filename file.</text:p>
      <text:p text:style-name="Standard"><text:s/></text:p>
      <text:p text:style-name="Standard"><text:span text:style-name="T9">Analysis &amp; Conclusions</text:span>:</text:p>
      <text:p text:style-name="Standard">SLURM is easy to work with.</text:p>
      <text:p text:style-name="Standard"/>
      <text:p text:style-name="Standard"><text:span text:style-name="T10">Pledge</text:span>:</text:p>
      <text:p text:style-name="Standard"/>
      <text:p text:style-name="Standard">On my honor as a student, I have neither given nor received aid on this assign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les:</text:p>
      <text:p text:style-name="Standard">same_job.slurm – this is the SLURM file I used to submit the job</text:p>
      <text:p text:style-name="Standard">output_filename – this is the output file</text:p>
      <text:p text:style-name="Standard"/>
      <text:p text:style-name="Standard"/>
      <text:p text:style-name="Standard">same_job.slurm:</text:p>
      <text:p text:style-name="Standard"/>
      <text:p text:style-name="Standard">#!/bin/bash</text:p>
      <text:p text:style-name="Standard">#SBATCH -N 1</text:p>
      <text:p text:style-name="Standard">#SBATCH -n 1</text:p>
      <text:p text:style-name="Standard">#SBATCH -t 01:00:00</text:p>
      <text:p text:style-name="Standard">#SBATCH -o output_filename</text:p>
      <text:p text:style-name="Standard">#SBATCH -p training</text:p>
      <text:p text:style-name="Standard">#SBATCH -A parallelcomputing</text:p>
      <text:p text:style-name="Standard"/>
      <text:p text:style-name="Standard">/bin/hostname</text:p>
      <text:p text:style-name="Standard">grep "LYNN GRAMBO" /home/ag8t/data/records.txt</text:p>
      <text:p text:style-name="Standard"/>
      <text:p text:style-name="Standard"/>
      <text:p text:style-name="Standard"/>
      <text:p text:style-name="Standard"><text:line-break/>output_filename:</text:p>
      <text:p text:style-name="Standard"/>
      <text:p text:style-name="Standard">udc-ba30-33</text:p>
      <text:p text:style-name="Standard">LYNN GRAMBO 16522577 1117 N. Highway 287,Ft. Collins, Colorado 80521,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imanshu ojha</dc:creator>
    <meta:creation-date>2016-01-29T01:58:00Z</meta:creation-date>
    <dc:date>2016-01-29T01:58:00Z</dc:date>
    <meta:template xlink:href="Normal.dotm" xlink:type="simple"/>
    <meta:editing-cycles>2</meta:editing-cycles>
    <meta:editing-duration>PT0S</meta:editing-duration>
    <meta:document-statistic meta:page-count="1" meta:paragraph-count="2" meta:word-count="217" meta:character-count="1452" meta:row-count="10" meta:non-whitespace-character-count="1237"/>
  </office:meta>
</office:document-meta>
</file>